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0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nl" fo:country="N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ter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Meter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Meter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Meter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table:style-name="ce2" office:value-type="string" calcext:value-type="string">
            <text:p>Meter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2" office:value-type="string" calcext:value-type="string">
            <text:p>Meter</text:p>
          </table:table-cell>
          <table:table-cell/>
          <table:table-cell table:style-name="ce1" office:value-type="float" office:value="550" calcext:value-type="float">
            <text:p>550</text:p>
          </table:table-cell>
          <table:table-cell table:style-name="ce2" office:value-type="string" calcext:value-type="string">
            <text:p>Meter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style-name="ce2" office:value-type="string" calcext:value-type="string">
            <text:p>Met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B/s</text:p>
          </table:table-cell>
          <table:table-cell office:value-type="string" calcext:value-type="string">
            <text:p>P fails</text:p>
          </table:table-cell>
          <table:table-cell office:value-type="string" calcext:value-type="string">
            <text:p>Delay</text:p>
          </table:table-cell>
          <table:table-cell table:style-name="ce1" office:value-type="string" calcext:value-type="string">
            <text:p>KB/s</text:p>
          </table:table-cell>
          <table:table-cell office:value-type="string" calcext:value-type="string">
            <text:p>P fails</text:p>
          </table:table-cell>
          <table:table-cell office:value-type="string" calcext:value-type="string">
            <text:p>Delay</text:p>
          </table:table-cell>
          <table:table-cell table:style-name="ce1" office:value-type="string" calcext:value-type="string">
            <text:p>KB/s</text:p>
          </table:table-cell>
          <table:table-cell office:value-type="string" calcext:value-type="string">
            <text:p>P fails</text:p>
          </table:table-cell>
          <table:table-cell office:value-type="string" calcext:value-type="string">
            <text:p>Delay</text:p>
          </table:table-cell>
          <table:table-cell table:style-name="ce1" office:value-type="string" calcext:value-type="string">
            <text:p>KB/s</text:p>
          </table:table-cell>
          <table:table-cell office:value-type="string" calcext:value-type="string">
            <text:p>P fails</text:p>
          </table:table-cell>
          <table:table-cell office:value-type="string" calcext:value-type="string">
            <text:p>Delay</text:p>
          </table:table-cell>
          <table:table-cell table:style-name="ce1" office:value-type="string" calcext:value-type="string">
            <text:p>KB/s</text:p>
          </table:table-cell>
          <table:table-cell office:value-type="string" calcext:value-type="string">
            <text:p>P fails</text:p>
          </table:table-cell>
          <table:table-cell office:value-type="string" calcext:value-type="string">
            <text:p>Delay</text:p>
          </table:table-cell>
          <table:table-cell table:style-name="ce1" office:value-type="string" calcext:value-type="string">
            <text:p>KB/s</text:p>
          </table:table-cell>
          <table:table-cell office:value-type="string" calcext:value-type="string">
            <text:p>P fails</text:p>
          </table:table-cell>
          <table:table-cell office:value-type="string" calcext:value-type="string">
            <text:p>Delay</text:p>
          </table:table-cell>
          <table:table-cell table:style-name="ce1" office:value-type="string" calcext:value-type="string">
            <text:p>KB/s</text:p>
          </table:table-cell>
          <table:table-cell office:value-type="string" calcext:value-type="string">
            <text:p>P fails</text:p>
          </table:table-cell>
          <table:table-cell office:value-type="string" calcext:value-type="string">
            <text:p>Delay</text:p>
          </table:table-cell>
          <table:table-cell table:style-name="ce1" office:value-type="string" calcext:value-type="string">
            <text:p>KB/s</text:p>
          </table:table-cell>
          <table:table-cell office:value-type="string" calcext:value-type="string">
            <text:p>P fails</text:p>
          </table:table-cell>
          <table:table-cell office:value-type="string" calcext:value-type="string">
            <text:p>Delay</text:p>
          </table:table-cell>
          <table:table-cell table:number-columns-repeated="1000"/>
        </table:table-row>
        <table:table-row table:style-name="ro2">
          <table:table-cell office:value-type="float" office:value="175.12" calcext:value-type="float">
            <text:p>175,12</text:p>
          </table:table-cell>
          <table:table-cell office:value-type="float" office:value="8" calcext:value-type="float">
            <text:p>8</text:p>
          </table:table-cell>
          <table:table-cell office:value-type="float" office:value="0.73" calcext:value-type="float">
            <text:p>0,73</text:p>
          </table:table-cell>
          <table:table-cell table:style-name="ce1" office:value-type="float" office:value="187.68" calcext:value-type="float">
            <text:p>187,68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68" calcext:value-type="float">
            <text:p>0,68</text:p>
          </table:table-cell>
          <table:table-cell table:style-name="ce1" office:value-type="float" office:value="170.2" calcext:value-type="float">
            <text:p>170,2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.74" calcext:value-type="float">
            <text:p>0,74</text:p>
          </table:table-cell>
          <table:table-cell table:style-name="ce1" office:value-type="float" office:value="181.56" calcext:value-type="float">
            <text:p>181,5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style-name="ce1" office:value-type="float" office:value="96.348" calcext:value-type="float">
            <text:p>96,348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0.93" calcext:value-type="float">
            <text:p>0,93</text:p>
          </table:table-cell>
          <table:table-cell table:style-name="ce1" office:value-type="float" office:value="142.24" calcext:value-type="float">
            <text:p>142,24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0.9" calcext:value-type="float">
            <text:p>0,9</text:p>
          </table:table-cell>
          <table:table-cell table:style-name="ce1" office:value-type="float" office:value="64.75" calcext:value-type="float">
            <text:p>64,75</text:p>
          </table:table-cell>
          <table:table-cell office:value-type="float" office:value="87" calcext:value-type="float">
            <text:p>87</text:p>
          </table:table-cell>
          <table:table-cell office:value-type="float" office:value="17.33" calcext:value-type="float">
            <text:p>17,33</text:p>
          </table:table-cell>
          <table:table-cell table:style-name="ce1" office:value-type="float" office:value="75.6" calcext:value-type="float">
            <text:p>75,6</text:p>
          </table:table-cell>
          <table:table-cell office:value-type="float" office:value="86" calcext:value-type="float">
            <text:p>86</text:p>
          </table:table-cell>
          <table:table-cell office:value-type="float" office:value="16.95" calcext:value-type="float">
            <text:p>16,95</text:p>
          </table:table-cell>
          <table:table-cell table:number-columns-repeated="1000"/>
        </table:table-row>
        <table:table-row table:style-name="ro2">
          <table:table-cell office:value-type="float" office:value="178.84" calcext:value-type="float">
            <text:p>178,84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,72</text:p>
          </table:table-cell>
          <table:table-cell table:style-name="ce1" office:value-type="float" office:value="177.6" calcext:value-type="float">
            <text:p>177,6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style-name="ce1" office:value-type="float" office:value="172.6" calcext:value-type="float">
            <text:p>172,6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73" calcext:value-type="float">
            <text:p>0,73</text:p>
          </table:table-cell>
          <table:table-cell table:style-name="ce1" office:value-type="float" office:value="179.56" calcext:value-type="float">
            <text:p>179,5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71" calcext:value-type="float">
            <text:p>0,71</text:p>
          </table:table-cell>
          <table:table-cell table:style-name="ce1" office:value-type="float" office:value="80.724" calcext:value-type="float">
            <text:p>80,724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.11" calcext:value-type="float">
            <text:p>1,11</text:p>
          </table:table-cell>
          <table:table-cell table:style-name="ce1" office:value-type="float" office:value="75.72" calcext:value-type="float">
            <text:p>75,72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1.69" calcext:value-type="float">
            <text:p>1,69</text:p>
          </table:table-cell>
          <table:table-cell table:style-name="ce1" office:value-type="float" office:value="63.35" calcext:value-type="float">
            <text:p>63,35</text:p>
          </table:table-cell>
          <table:table-cell office:value-type="float" office:value="89" calcext:value-type="float">
            <text:p>89</text:p>
          </table:table-cell>
          <table:table-cell office:value-type="float" office:value="17.72" calcext:value-type="float">
            <text:p>17,72</text:p>
          </table:table-cell>
          <table:table-cell table:style-name="ce1" office:value-type="float" office:value="68.4" calcext:value-type="float">
            <text:p>68,4</text:p>
          </table:table-cell>
          <table:table-cell office:value-type="float" office:value="100" calcext:value-type="float">
            <text:p>100</text:p>
          </table:table-cell>
          <table:table-cell office:value-type="float" office:value="18.72" calcext:value-type="float">
            <text:p>18,72</text:p>
          </table:table-cell>
          <table:table-cell table:number-columns-repeated="1000"/>
        </table:table-row>
        <table:table-row table:style-name="ro2">
          <table:table-cell office:value-type="float" office:value="173.76" calcext:value-type="float">
            <text:p>173,76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,74</text:p>
          </table:table-cell>
          <table:table-cell table:style-name="ce1" office:value-type="float" office:value="192.44" calcext:value-type="float">
            <text:p>192,4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64" calcext:value-type="float">
            <text:p>0,64</text:p>
          </table:table-cell>
          <table:table-cell table:style-name="ce1" office:value-type="float" office:value="182.76" calcext:value-type="float">
            <text:p>182,7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69" calcext:value-type="float">
            <text:p>0,69</text:p>
          </table:table-cell>
          <table:table-cell table:style-name="ce1" office:value-type="float" office:value="179.36" calcext:value-type="float">
            <text:p>179,3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71" calcext:value-type="float">
            <text:p>0,71</text:p>
          </table:table-cell>
          <table:table-cell table:style-name="ce1" office:value-type="float" office:value="106.68" calcext:value-type="float">
            <text:p>106,68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0.84" calcext:value-type="float">
            <text:p>0,84</text:p>
          </table:table-cell>
          <table:table-cell table:style-name="ce1" office:value-type="float" office:value="92.08" calcext:value-type="float">
            <text:p>92,08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.39" calcext:value-type="float">
            <text:p>1,39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3.2" calcext:value-type="float">
            <text:p>3,2</text:p>
          </table:table-cell>
          <table:table-cell table:style-name="ce1" office:value-type="float" office:value="68.4" calcext:value-type="float">
            <text:p>68,4</text:p>
          </table:table-cell>
          <table:table-cell office:value-type="float" office:value="100" calcext:value-type="float">
            <text:p>100</text:p>
          </table:table-cell>
          <table:table-cell office:value-type="float" office:value="18.72" calcext:value-type="float">
            <text:p>18,72</text:p>
          </table:table-cell>
          <table:table-cell table:number-columns-repeated="1000"/>
        </table:table-row>
        <table:table-row table:style-name="ro2">
          <table:table-cell office:value-type="float" office:value="176.28" calcext:value-type="float">
            <text:p>176,28</text:p>
          </table:table-cell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,73</text:p>
          </table:table-cell>
          <table:table-cell table:style-name="ce1" office:value-type="float" office:value="195.16" calcext:value-type="float">
            <text:p>195,1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63" calcext:value-type="float">
            <text:p>0,63</text:p>
          </table:table-cell>
          <table:table-cell table:style-name="ce1" office:value-type="float" office:value="185.48" calcext:value-type="float">
            <text:p>185,48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68" calcext:value-type="float">
            <text:p>0,68</text:p>
          </table:table-cell>
          <table:table-cell table:style-name="ce1" office:value-type="float" office:value="178.28" calcext:value-type="float">
            <text:p>178,28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  <table:table-cell table:style-name="ce1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table:style-name="ce1" office:value-type="float" office:value="86.48" calcext:value-type="float">
            <text:p>86,48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1.48" calcext:value-type="float">
            <text:p>1,48</text:p>
          </table:table-cell>
          <table:table-cell table:style-name="ce1" office:value-type="float" office:value="93.1" calcext:value-type="float">
            <text:p>93,1</text:p>
          </table:table-cell>
          <table:table-cell office:value-type="float" office:value="43" calcext:value-type="float">
            <text:p>43</text:p>
          </table:table-cell>
          <table:table-cell office:value-type="float" office:value="12.04" calcext:value-type="float">
            <text:p>12,04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17.8" calcext:value-type="float">
            <text:p>17,8</text:p>
          </table:table-cell>
          <table:table-cell table:number-columns-repeated="1000"/>
        </table:table-row>
        <table:table-row table:style-name="ro2">
          <table:table-cell office:value-type="float" office:value="178.84" calcext:value-type="float">
            <text:p>178,84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,72</text:p>
          </table:table-cell>
          <table:table-cell table:style-name="ce1" office:value-type="float" office:value="195.16" calcext:value-type="float">
            <text:p>195,1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63" calcext:value-type="float">
            <text:p>0,63</text:p>
          </table:table-cell>
          <table:table-cell table:style-name="ce1" office:value-type="float" office:value="194.16" calcext:value-type="float">
            <text:p>194,16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.65" calcext:value-type="float">
            <text:p>0,65</text:p>
          </table:table-cell>
          <table:table-cell table:style-name="ce1" office:value-type="float" office:value="179.56" calcext:value-type="float">
            <text:p>179,56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0.71" calcext:value-type="float">
            <text:p>0,71</text:p>
          </table:table-cell>
          <table:table-cell table:style-name="ce1" office:value-type="float" office:value="104.188" calcext:value-type="float">
            <text:p>104,188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0.86" calcext:value-type="float">
            <text:p>0,86</text:p>
          </table:table-cell>
          <table:table-cell table:style-name="ce1" office:value-type="float" office:value="98.48" calcext:value-type="float">
            <text:p>98,48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1.3" calcext:value-type="float">
            <text:p>1,3</text:p>
          </table:table-cell>
          <table:table-cell table:style-name="ce1" office:value-type="float" office:value="41.3" calcext:value-type="float">
            <text:p>41,3</text:p>
          </table:table-cell>
          <table:table-cell office:value-type="float" office:value="91" calcext:value-type="float">
            <text:p>91</text:p>
          </table:table-cell>
          <table:table-cell office:value-type="float" office:value="17.66" calcext:value-type="float">
            <text:p>17,66</text:p>
          </table:table-cell>
          <table:table-cell table:style-name="ce1" office:value-type="float" office:value="68.4" calcext:value-type="float">
            <text:p>68,4</text:p>
          </table:table-cell>
          <table:table-cell office:value-type="float" office:value="100" calcext:value-type="float">
            <text:p>100</text:p>
          </table:table-cell>
          <table:table-cell office:value-type="float" office:value="18.72" calcext:value-type="float">
            <text:p>18,72</text:p>
          </table:table-cell>
          <table:table-cell table:number-columns-repeated="1000"/>
        </table:table-row>
        <table:table-row table:style-name="ro2">
          <table:table-cell office:value-type="float" office:value="178.84" calcext:value-type="float">
            <text:p>178,84</text:p>
          </table:table-cell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,72</text:p>
          </table:table-cell>
          <table:table-cell table:style-name="ce1" office:value-type="float" office:value="184.68" calcext:value-type="float">
            <text:p>184,68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67" calcext:value-type="float">
            <text:p>0,67</text:p>
          </table:table-cell>
          <table:table-cell table:style-name="ce1" office:value-type="float" office:value="191.16" calcext:value-type="float">
            <text:p>191,16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66" calcext:value-type="float">
            <text:p>0,66</text:p>
          </table:table-cell>
          <table:table-cell table:style-name="ce1" office:value-type="float" office:value="183.4" calcext:value-type="float">
            <text:p>183,4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68" calcext:value-type="float">
            <text:p>0,68</text:p>
          </table:table-cell>
          <table:table-cell table:style-name="ce1" office:value-type="float" office:value="133.728" calcext:value-type="float">
            <text:p>133,728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0.67" calcext:value-type="float">
            <text:p>0,67</text:p>
          </table:table-cell>
          <table:table-cell table:style-name="ce1" office:value-type="float" office:value="62.44" calcext:value-type="float">
            <text:p>62,44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2.05" calcext:value-type="float">
            <text:p>2,05</text:p>
          </table:table-cell>
          <table:table-cell table:style-name="ce1" office:value-type="float" office:value="76.65" calcext:value-type="float">
            <text:p>76,65</text:p>
          </table:table-cell>
          <table:table-cell office:value-type="float" office:value="65" calcext:value-type="float">
            <text:p>65</text:p>
          </table:table-cell>
          <table:table-cell office:value-type="float" office:value="14.59" calcext:value-type="float">
            <text:p>14,59</text:p>
          </table:table-cell>
          <table:table-cell table:style-name="ce1" office:value-type="float" office:value="74.4" calcext:value-type="float">
            <text:p>74,4</text:p>
          </table:table-cell>
          <table:table-cell office:value-type="float" office:value="86" calcext:value-type="float">
            <text:p>86</text:p>
          </table:table-cell>
          <table:table-cell office:value-type="float" office:value="17.16" calcext:value-type="float">
            <text:p>17,16</text:p>
          </table:table-cell>
          <table:table-cell table:number-columns-repeated="1000"/>
        </table:table-row>
        <table:table-row table:style-name="ro2">
          <table:table-cell office:value-type="float" office:value="178.84" calcext:value-type="float">
            <text:p>178,84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,72</text:p>
          </table:table-cell>
          <table:table-cell table:style-name="ce1" office:value-type="float" office:value="177.6" calcext:value-type="float">
            <text:p>177,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67" calcext:value-type="float">
            <text:p>0,67</text:p>
          </table:table-cell>
          <table:table-cell table:style-name="ce1" office:value-type="float" office:value="197.24" calcext:value-type="float">
            <text:p>197,24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64" calcext:value-type="float">
            <text:p>0,64</text:p>
          </table:table-cell>
          <table:table-cell table:style-name="ce1" office:value-type="float" office:value="183.4" calcext:value-type="float">
            <text:p>183,4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68" calcext:value-type="float">
            <text:p>0,68</text:p>
          </table:table-cell>
          <table:table-cell table:style-name="ce1" office:value-type="float" office:value="116.368" calcext:value-type="float">
            <text:p>116,368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.77" calcext:value-type="float">
            <text:p>0,77</text:p>
          </table:table-cell>
          <table:table-cell table:style-name="ce1" office:value-type="float" office:value="62.76" calcext:value-type="float">
            <text:p>62,76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2.04" calcext:value-type="float">
            <text:p>2,04</text:p>
          </table:table-cell>
          <table:table-cell table:style-name="ce1" office:value-type="float" office:value="103.25" calcext:value-type="float">
            <text:p>103,25</text:p>
          </table:table-cell>
          <table:table-cell office:value-type="float" office:value="36" calcext:value-type="float">
            <text:p>36</text:p>
          </table:table-cell>
          <table:table-cell office:value-type="float" office:value="10.84" calcext:value-type="float">
            <text:p>10,84</text:p>
          </table:table-cell>
          <table:table-cell table:style-name="ce1" office:value-type="float" office:value="68.4" calcext:value-type="float">
            <text:p>68,4</text:p>
          </table:table-cell>
          <table:table-cell office:value-type="float" office:value="100" calcext:value-type="float">
            <text:p>100</text:p>
          </table:table-cell>
          <table:table-cell office:value-type="float" office:value="18.72" calcext:value-type="float">
            <text:p>18,72</text:p>
          </table:table-cell>
          <table:table-cell table:number-columns-repeated="1000"/>
        </table:table-row>
        <table:table-row table:style-name="ro2">
          <table:table-cell office:value-type="float" office:value="172.32" calcext:value-type="float">
            <text:p>172,3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style-name="ce1" office:value-type="float" office:value="187.2" calcext:value-type="float">
            <text:p>187,2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style-name="ce1" office:value-type="float" office:value="197.24" calcext:value-type="float">
            <text:p>197,2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64" calcext:value-type="float">
            <text:p>0,64</text:p>
          </table:table-cell>
          <table:table-cell table:style-name="ce1" office:value-type="float" office:value="179.56" calcext:value-type="float">
            <text:p>179,5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71" calcext:value-type="float">
            <text:p>0,71</text:p>
          </table:table-cell>
          <table:table-cell table:style-name="ce1" office:value-type="float" office:value="106.68" calcext:value-type="float">
            <text:p>106,68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0.84" calcext:value-type="float">
            <text:p>0,84</text:p>
          </table:table-cell>
          <table:table-cell table:style-name="ce1" office:value-type="float" office:value="105.8" calcext:value-type="float">
            <text:p>105,8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1.21" calcext:value-type="float">
            <text:p>1,21</text:p>
          </table:table-cell>
          <table:table-cell table:style-name="ce1" office:value-type="float" office:value="119.35" calcext:value-type="float">
            <text:p>119,35</text:p>
          </table:table-cell>
          <table:table-cell office:value-type="float" office:value="42" calcext:value-type="float">
            <text:p>42</text:p>
          </table:table-cell>
          <table:table-cell office:value-type="float" office:value="4.32" calcext:value-type="float">
            <text:p>4,32</text:p>
          </table:table-cell>
          <table:table-cell table:style-name="ce1" office:value-type="float" office:value="68.4" calcext:value-type="float">
            <text:p>68,4</text:p>
          </table:table-cell>
          <table:table-cell office:value-type="float" office:value="99" calcext:value-type="float">
            <text:p>99</text:p>
          </table:table-cell>
          <table:table-cell office:value-type="float" office:value="18.66" calcext:value-type="float">
            <text:p>18,66</text:p>
          </table:table-cell>
          <table:table-cell table:number-columns-repeated="1000"/>
        </table:table-row>
        <table:table-row table:style-name="ro2">
          <table:table-cell office:value-type="float" office:value="176.28" calcext:value-type="float">
            <text:p>176,28</text:p>
          </table:table-cell>
          <table:table-cell office:value-type="float" office:value="4" calcext:value-type="float">
            <text:p>4</text:p>
          </table:table-cell>
          <table:table-cell office:value-type="float" office:value="0.73" calcext:value-type="float">
            <text:p>0,73</text:p>
          </table:table-cell>
          <table:table-cell table:style-name="ce1" office:value-type="float" office:value="187.2" calcext:value-type="float">
            <text:p>187,2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0.66" calcext:value-type="float">
            <text:p>0,66</text:p>
          </table:table-cell>
          <table:table-cell table:style-name="ce1" office:value-type="float" office:value="197.24" calcext:value-type="float">
            <text:p>197,2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64" calcext:value-type="float">
            <text:p>0,64</text:p>
          </table:table-cell>
          <table:table-cell table:style-name="ce1" office:value-type="float" office:value="179.56" calcext:value-type="float">
            <text:p>179,56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71" calcext:value-type="float">
            <text:p>0,71</text:p>
          </table:table-cell>
          <table:table-cell table:style-name="ce1" office:value-type="float" office:value="71.68" calcext:value-type="float">
            <text:p>71,68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.25" calcext:value-type="float">
            <text:p>1,25</text:p>
          </table:table-cell>
          <table:table-cell table:style-name="ce1" office:value-type="float" office:value="57.92" calcext:value-type="float">
            <text:p>57,92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2.21" calcext:value-type="float">
            <text:p>2,21</text:p>
          </table:table-cell>
          <table:table-cell table:style-name="ce1" office:value-type="float" office:value="73.85" calcext:value-type="float">
            <text:p>73,85</text:p>
          </table:table-cell>
          <table:table-cell office:value-type="float" office:value="69" calcext:value-type="float">
            <text:p>69</text:p>
          </table:table-cell>
          <table:table-cell office:value-type="float" office:value="15.15" calcext:value-type="float">
            <text:p>15,15</text:p>
          </table:table-cell>
          <table:table-cell table:style-name="ce1" office:value-type="float" office:value="68.4" calcext:value-type="float">
            <text:p>68,4</text:p>
          </table:table-cell>
          <table:table-cell office:value-type="float" office:value="100" calcext:value-type="float">
            <text:p>100</text:p>
          </table:table-cell>
          <table:table-cell office:value-type="float" office:value="18.72" calcext:value-type="float">
            <text:p>18,72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1"/>
          <table:table-cell table:style-name="ce3"/>
          <table:table-cell/>
          <table:table-cell table:style-name="ce1"/>
          <table:table-cell table:style-name="ce3"/>
          <table:table-cell/>
          <table:table-cell table:style-name="ce1"/>
          <table:table-cell table:style-name="ce3"/>
          <table:table-cell/>
          <table:table-cell table:style-name="ce1"/>
          <table:table-cell table:number-columns-repeated="2"/>
          <table:table-cell table:style-name="ce1"/>
          <table:table-cell table:style-name="ce3"/>
          <table:table-cell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table:formula="of:=AVERAGE([.A3:.A13])" office:value-type="float" office:value="176.568888888889" calcext:value-type="float">
            <text:p>176,568888888889</text:p>
          </table:table-cell>
          <table:table-cell table:formula="of:=AVERAGE([.B3:.B13])" office:value-type="float" office:value="3.66666666666667" calcext:value-type="float">
            <text:p>3,66666666666667</text:p>
          </table:table-cell>
          <table:table-cell table:formula="of:=AVERAGE([.C3:.C13])" office:value-type="float" office:value="0.728888888888889" calcext:value-type="float">
            <text:p>0,728888888888889</text:p>
          </table:table-cell>
          <table:table-cell table:style-name="ce1" table:formula="of:=AVERAGE([.D3:.D13])" office:value-type="float" office:value="187.191111111111" calcext:value-type="float">
            <text:p>187,191111111111</text:p>
          </table:table-cell>
          <table:table-cell table:formula="of:=AVERAGE([.E3:.E13])" office:value-type="float" office:value="4.88888888888889" calcext:value-type="float">
            <text:p>4,88888888888889</text:p>
          </table:table-cell>
          <table:table-cell table:formula="of:=AVERAGE([.F3:.F13])" office:value-type="float" office:value="0.664444444444444" calcext:value-type="float">
            <text:p>0,664444444444444</text:p>
          </table:table-cell>
          <table:table-cell table:style-name="ce1" table:formula="of:=AVERAGE([.G3:.G13])" office:value-type="float" office:value="187.564444444444" calcext:value-type="float">
            <text:p>187,564444444444</text:p>
          </table:table-cell>
          <table:table-cell table:formula="of:=AVERAGE([.H3:.H13])" office:value-type="float" office:value="5.44444444444444" calcext:value-type="float">
            <text:p>5,44444444444444</text:p>
          </table:table-cell>
          <table:table-cell table:formula="of:=AVERAGE([.I3:.I13])" office:value-type="float" office:value="0.674444444444444" calcext:value-type="float">
            <text:p>0,674444444444444</text:p>
          </table:table-cell>
          <table:table-cell table:style-name="ce1" table:formula="of:=AVERAGE([.J3:.J13])" office:value-type="float" office:value="180.471111111111" calcext:value-type="float">
            <text:p>180,471111111111</text:p>
          </table:table-cell>
          <table:table-cell table:formula="of:=AVERAGE([.K3:.K13])" office:value-type="float" office:value="5.11111111111111" calcext:value-type="float">
            <text:p>5,11111111111111</text:p>
          </table:table-cell>
          <table:table-cell table:formula="of:=AVERAGE([.L3:.L13])" office:value-type="float" office:value="0.702222222222222" calcext:value-type="float">
            <text:p>0,702222222222222</text:p>
          </table:table-cell>
          <table:table-cell table:style-name="ce1" table:formula="of:=AVERAGE([.M3:.M13])" office:value-type="float" office:value="103.155111111111" calcext:value-type="float">
            <text:p>103,155111111111</text:p>
          </table:table-cell>
          <table:table-cell table:formula="of:=AVERAGE([.N3:.N13])" office:value-type="float" office:value="16" calcext:value-type="float">
            <text:p>16</text:p>
          </table:table-cell>
          <table:table-cell table:formula="of:=AVERAGE([.O3:.O13])" office:value-type="float" office:value="0.896666666666667" calcext:value-type="float">
            <text:p>0,896666666666667</text:p>
          </table:table-cell>
          <table:table-cell table:style-name="ce1" table:formula="of:=AVERAGE([.P3:.P13])" office:value-type="float" office:value="87.1022222222222" calcext:value-type="float">
            <text:p>87,1022222222222</text:p>
          </table:table-cell>
          <table:table-cell table:formula="of:=AVERAGE([.Q3:.Q13])" office:value-type="float" office:value="28.5555555555556" calcext:value-type="float">
            <text:p>28,5555555555556</text:p>
          </table:table-cell>
          <table:table-cell table:formula="of:=AVERAGE([.R3:.R13])" office:value-type="float" office:value="1.58555555555556" calcext:value-type="float">
            <text:p>1,58555555555556</text:p>
          </table:table-cell>
          <table:table-cell table:style-name="ce1" table:formula="of:=AVERAGE([.S3:.S13])" office:value-type="float" office:value="78.4" calcext:value-type="float">
            <text:p>78,4</text:p>
          </table:table-cell>
          <table:table-cell table:formula="of:=AVERAGE([.T3:.T13])" office:value-type="float" office:value="63.8888888888889" calcext:value-type="float">
            <text:p>63,8888888888889</text:p>
          </table:table-cell>
          <table:table-cell table:formula="of:=AVERAGE([.U3:.U13])" office:value-type="float" office:value="12.5388888888889" calcext:value-type="float">
            <text:p>12,5388888888889</text:p>
          </table:table-cell>
          <table:table-cell table:style-name="ce1" table:formula="of:=AVERAGE([.V3:.V13])" office:value-type="float" office:value="70.2666666666667" calcext:value-type="float">
            <text:p>70,2666666666667</text:p>
          </table:table-cell>
          <table:table-cell table:formula="of:=AVERAGE([.W3:.W13])" office:value-type="float" office:value="95.8888888888889" calcext:value-type="float">
            <text:p>95,8888888888889</text:p>
          </table:table-cell>
          <table:table-cell table:formula="of:=AVERAGE([.X3:.X13])" office:value-type="float" office:value="18.2411111111111" calcext:value-type="float">
            <text:p>18,2411111111111</text:p>
          </table:table-cell>
          <table:table-cell table:number-columns-repeated="1000"/>
        </table:table-row>
        <table:table-row table:style-name="ro1">
          <table:table-cell table:number-columns-repeated="12"/>
          <table:table-cell>
            <draw:frame table:end-cell-address="Blad1.X33" table:end-x="8.63mm" table:end-y="0.83mm" draw:z-index="0" draw:name="Grafiek 2" draw:style-name="gr1" draw:text-style-name="P1" svg:width="235.67mm" svg:height="88.82mm" svg:x="4.82mm" svg:y="3.14mm">
              <draw:object draw:notify-on-update-of-ranges="Blad1.A1:Blad1.A1 Blad1.D1:Blad1.D1 Blad1.G1:Blad1.G1 Blad1.J1:Blad1.J1 Blad1.A17:Blad1.A17 Blad1.D17:Blad1.D17 Blad1.G17:Blad1.G17 Blad1.J17:Blad1.J17 Blad1.M1:Blad1.M1 Blad1.P1:Blad1.P1 Blad1.S1:Blad1.S1 Blad1.V1:Blad1.V1  Blad1.A14:Blad1.A14 Blad1.D14:Blad1.D14 Blad1.G14:Blad1.G14 Blad1.J14:Blad1.J14 Blad1.A30:Blad1.A30 Blad1.D30:Blad1.D30 Blad1.G30:Blad1.G30 Blad1.J30:Blad1.J30 Blad1.M14:Blad1.M14 Blad1.P14:Blad1.P14 Blad1.S14:Blad1.S14 Blad1.V14:Blad1.V14  Blad1.B14:Blad1.B14 Blad1.E14:Blad1.E14 Blad1.H14:Blad1.H14 Blad1.K14:Blad1.K14 Blad1.B30:Blad1.B30 Blad1.E30:Blad1.E30 Blad1.H30:Blad1.H30 Blad1.K30:Blad1.K30 Blad1.N14:Blad1.N14 Blad1.Q14:Blad1.Q14 Blad1.T14:Blad1.T14 Blad1.W14:Blad1.W14  Blad1.C14:Blad1.C14 Blad1.F14:Blad1.F14 Blad1.I14:Blad1.I14 Blad1.L14:Blad1.L14 Blad1.C30:Blad1.C30 Blad1.F30:Blad1.F30 Blad1.I30:Blad1.I30 Blad1.L30:Blad1.L30 Blad1.O14:Blad1.O14 Blad1.R14:Blad1.R14 Blad1.U14:Blad1.U14 Blad1.X14:Blad1.X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2" office:value-type="string" calcext:value-type="string">
            <text:p>Meter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style-name="ce2" office:value-type="string" calcext:value-type="string">
            <text:p>Meter</text:p>
          </table:table-cell>
          <table:table-cell/>
          <table:table-cell table:style-name="ce1" office:value-type="float" office:value="350" calcext:value-type="float">
            <text:p>350</text:p>
          </table:table-cell>
          <table:table-cell table:style-name="ce2" office:value-type="string" calcext:value-type="string">
            <text:p>Meter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style-name="ce2" office:value-type="string" calcext:value-type="string">
            <text:p>Meter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B/s</text:p>
          </table:table-cell>
          <table:table-cell office:value-type="string" calcext:value-type="string">
            <text:p>P fails</text:p>
          </table:table-cell>
          <table:table-cell office:value-type="string" calcext:value-type="string">
            <text:p>Delay</text:p>
          </table:table-cell>
          <table:table-cell table:style-name="ce1" office:value-type="string" calcext:value-type="string">
            <text:p>KB/s</text:p>
          </table:table-cell>
          <table:table-cell office:value-type="string" calcext:value-type="string">
            <text:p>P fails</text:p>
          </table:table-cell>
          <table:table-cell office:value-type="string" calcext:value-type="string">
            <text:p>Delay</text:p>
          </table:table-cell>
          <table:table-cell table:style-name="ce1" office:value-type="string" calcext:value-type="string">
            <text:p>KB/s</text:p>
          </table:table-cell>
          <table:table-cell office:value-type="string" calcext:value-type="string">
            <text:p>P fails</text:p>
          </table:table-cell>
          <table:table-cell office:value-type="string" calcext:value-type="string">
            <text:p>Delay</text:p>
          </table:table-cell>
          <table:table-cell table:style-name="ce1" office:value-type="string" calcext:value-type="string">
            <text:p>KB/s</text:p>
          </table:table-cell>
          <table:table-cell office:value-type="string" calcext:value-type="string">
            <text:p>P fails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2">
          <table:table-cell table:style-name="ce1" office:value-type="float" office:value="183.28" calcext:value-type="float">
            <text:p>183,28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71" calcext:value-type="float">
            <text:p>0,71</text:p>
          </table:table-cell>
          <table:table-cell table:style-name="ce1" office:value-type="float" office:value="178.12" calcext:value-type="float">
            <text:p>178,12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74" calcext:value-type="float">
            <text:p>0,74</text:p>
          </table:table-cell>
          <table:table-cell table:style-name="ce1" office:value-type="float" office:value="185.52" calcext:value-type="float">
            <text:p>185,52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0.69" calcext:value-type="float">
            <text:p>0,69</text:p>
          </table:table-cell>
          <table:table-cell table:style-name="ce1" office:value-type="float" office:value="140" calcext:value-type="float">
            <text:p>140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0.64" calcext:value-type="float">
            <text:p>0,64</text:p>
          </table:table-cell>
          <table:table-cell table:number-columns-repeated="1012"/>
        </table:table-row>
        <table:table-row table:style-name="ro2">
          <table:table-cell table:style-name="ce1" office:value-type="float" office:value="180.6" calcext:value-type="float">
            <text:p>180,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style-name="ce1" office:value-type="float" office:value="180.28" calcext:value-type="float">
            <text:p>180,2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table:style-name="ce1" office:value-type="float" office:value="164.12" calcext:value-type="float">
            <text:p>164,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table:style-name="ce1" office:value-type="float" office:value="129.864" calcext:value-type="float">
            <text:p>129,86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69" calcext:value-type="float">
            <text:p>0,69</text:p>
          </table:table-cell>
          <table:table-cell table:number-columns-repeated="1012"/>
        </table:table-row>
        <table:table-row table:style-name="ro2">
          <table:table-cell table:style-name="ce1" office:value-type="float" office:value="177.76" calcext:value-type="float">
            <text:p>177,7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72" calcext:value-type="float">
            <text:p>0,72</text:p>
          </table:table-cell>
          <table:table-cell table:style-name="ce1" office:value-type="float" office:value="181.04" calcext:value-type="float">
            <text:p>181,04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0.67" calcext:value-type="float">
            <text:p>0,67</text:p>
          </table:table-cell>
          <table:table-cell table:style-name="ce1" office:value-type="float" office:value="191.04" calcext:value-type="float">
            <text:p>191,04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0.67" calcext:value-type="float">
            <text:p>0,67</text:p>
          </table:table-cell>
          <table:table-cell table:style-name="ce1" office:value-type="float" office:value="133.728" calcext:value-type="float">
            <text:p>133,728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.67" calcext:value-type="float">
            <text:p>0,67</text:p>
          </table:table-cell>
          <table:table-cell table:number-columns-repeated="1012"/>
        </table:table-row>
        <table:table-row table:style-name="ro2">
          <table:table-cell table:style-name="ce1" office:value-type="float" office:value="180.6" calcext:value-type="float">
            <text:p>180,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style-name="ce1" office:value-type="float" office:value="183.92" calcext:value-type="float">
            <text:p>183,9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66" calcext:value-type="float">
            <text:p>0,66</text:p>
          </table:table-cell>
          <table:table-cell table:style-name="ce1" office:value-type="float" office:value="158.04" calcext:value-type="float">
            <text:p>158,04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0.81" calcext:value-type="float">
            <text:p>0,81</text:p>
          </table:table-cell>
          <table:table-cell table:style-name="ce1" office:value-type="float" office:value="135.744" calcext:value-type="float">
            <text:p>135,744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.66" calcext:value-type="float">
            <text:p>0,66</text:p>
          </table:table-cell>
          <table:table-cell table:number-columns-repeated="1012"/>
        </table:table-row>
        <table:table-row table:style-name="ro2">
          <table:table-cell table:style-name="ce1" office:value-type="float" office:value="180.24" calcext:value-type="float">
            <text:p>180,24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.68" calcext:value-type="float">
            <text:p>0,68</text:p>
          </table:table-cell>
          <table:table-cell table:style-name="ce1" office:value-type="float" office:value="180.28" calcext:value-type="float">
            <text:p>180,28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71" calcext:value-type="float">
            <text:p>0,71</text:p>
          </table:table-cell>
          <table:table-cell table:style-name="ce1" office:value-type="float" office:value="180.28" calcext:value-type="float">
            <text:p>180,28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0.71" calcext:value-type="float">
            <text:p>0,71</text:p>
          </table:table-cell>
          <table:table-cell table:style-name="ce1" office:value-type="float" office:value="126.196" calcext:value-type="float">
            <text:p>126,196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0.71" calcext:value-type="float">
            <text:p>0,71</text:p>
          </table:table-cell>
          <table:table-cell table:number-columns-repeated="1012"/>
        </table:table-row>
        <table:table-row table:style-name="ro2">
          <table:table-cell table:style-name="ce1" office:value-type="float" office:value="180.28" calcext:value-type="float">
            <text:p>180,28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71" calcext:value-type="float">
            <text:p>0,71</text:p>
          </table:table-cell>
          <table:table-cell table:style-name="ce1" office:value-type="float" office:value="182.84" calcext:value-type="float">
            <text:p>182,84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style-name="ce1" office:value-type="float" office:value="118.52" calcext:value-type="float">
            <text:p>118,5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.08" calcext:value-type="float">
            <text:p>1,08</text:p>
          </table:table-cell>
          <table:table-cell table:style-name="ce1" office:value-type="float" office:value="127.988" calcext:value-type="float">
            <text:p>127,988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 table:number-columns-repeated="1012"/>
        </table:table-row>
        <table:table-row table:style-name="ro2">
          <table:table-cell table:style-name="ce1" office:value-type="float" office:value="180.28" calcext:value-type="float">
            <text:p>180,28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.71" calcext:value-type="float">
            <text:p>0,71</text:p>
          </table:table-cell>
          <table:table-cell table:style-name="ce1" office:value-type="float" office:value="178.52" calcext:value-type="float">
            <text:p>178,52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.69" calcext:value-type="float">
            <text:p>0,69</text:p>
          </table:table-cell>
          <table:table-cell table:style-name="ce1" office:value-type="float" office:value="166.24" calcext:value-type="float">
            <text:p>166,24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0.77" calcext:value-type="float">
            <text:p>0,77</text:p>
          </table:table-cell>
          <table:table-cell table:style-name="ce1" office:value-type="float" office:value="131.768" calcext:value-type="float">
            <text:p>131,768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0.68" calcext:value-type="float">
            <text:p>0,68</text:p>
          </table:table-cell>
          <table:table-cell table:number-columns-repeated="1012"/>
        </table:table-row>
        <table:table-row table:style-name="ro2">
          <table:table-cell table:style-name="ce1" office:value-type="float" office:value="180.6" calcext:value-type="float">
            <text:p>180,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69" calcext:value-type="float">
            <text:p>0,69</text:p>
          </table:table-cell>
          <table:table-cell table:style-name="ce1" office:value-type="float" office:value="178.92" calcext:value-type="float">
            <text:p>178,9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66" calcext:value-type="float">
            <text:p>0,66</text:p>
          </table:table-cell>
          <table:table-cell table:style-name="ce1" office:value-type="float" office:value="156.08" calcext:value-type="float">
            <text:p>156,08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  <table:table-cell table:style-name="ce1" office:value-type="float" office:value="131.768" calcext:value-type="float">
            <text:p>131,768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0.68" calcext:value-type="float">
            <text:p>0,68</text:p>
          </table:table-cell>
          <table:table-cell table:number-columns-repeated="1012"/>
        </table:table-row>
        <table:table-row table:style-name="ro2">
          <table:table-cell table:style-name="ce1" office:value-type="float" office:value="180.28" calcext:value-type="float">
            <text:p>180,28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.71" calcext:value-type="float">
            <text:p>0,71</text:p>
          </table:table-cell>
          <table:table-cell table:style-name="ce1" office:value-type="float" office:value="180.24" calcext:value-type="float">
            <text:p>180,24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71" calcext:value-type="float">
            <text:p>0,71</text:p>
          </table:table-cell>
          <table:table-cell table:style-name="ce1" office:value-type="float" office:value="168.44" calcext:value-type="float">
            <text:p>168,44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.76" calcext:value-type="float">
            <text:p>0,76</text:p>
          </table:table-cell>
          <table:table-cell table:style-name="ce1" office:value-type="float" office:value="135.744" calcext:value-type="float">
            <text:p>135,744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.66" calcext:value-type="float">
            <text:p>0,66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3"/>
          <table:table-cell/>
          <table:table-cell table:style-name="ce1"/>
          <table:table-cell table:number-columns-repeated="2"/>
          <table:table-cell table:style-name="ce1"/>
          <table:table-cell table:style-name="ce3"/>
          <table:table-cell/>
          <table:table-cell table:style-name="ce1"/>
          <table:table-cell table:style-name="ce3"/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formula="of:=AVERAGE([.A19:.A29])" office:value-type="float" office:value="180.435555555556" calcext:value-type="float">
            <text:p>180,435555555556</text:p>
          </table:table-cell>
          <table:table-cell table:formula="of:=AVERAGE([.B19:.B29])" office:value-type="float" office:value="5.22222222222222" calcext:value-type="float">
            <text:p>5,22222222222222</text:p>
          </table:table-cell>
          <table:table-cell table:formula="of:=AVERAGE([.C19:.C29])" office:value-type="float" office:value="0.703333333333333" calcext:value-type="float">
            <text:p>0,703333333333333</text:p>
          </table:table-cell>
          <table:table-cell table:style-name="ce1" table:formula="of:=AVERAGE([.D19:.D29])" office:value-type="float" office:value="180.462222222222" calcext:value-type="float">
            <text:p>180,462222222222</text:p>
          </table:table-cell>
          <table:table-cell table:formula="of:=AVERAGE([.E19:.E29])" office:value-type="float" office:value="5" calcext:value-type="float">
            <text:p>5</text:p>
          </table:table-cell>
          <table:table-cell table:formula="of:=AVERAGE([.F19:.F29])" office:value-type="float" office:value="0.694444444444444" calcext:value-type="float">
            <text:p>0,694444444444444</text:p>
          </table:table-cell>
          <table:table-cell table:style-name="ce1" table:formula="of:=AVERAGE([.G19:.G29])" office:value-type="float" office:value="165.364444444444" calcext:value-type="float">
            <text:p>165,364444444444</text:p>
          </table:table-cell>
          <table:table-cell table:formula="of:=AVERAGE([.H19:.H29])" office:value-type="float" office:value="8" calcext:value-type="float">
            <text:p>8</text:p>
          </table:table-cell>
          <table:table-cell table:formula="of:=AVERAGE([.I19:.I29])" office:value-type="float" office:value="0.787777777777778" calcext:value-type="float">
            <text:p>0,787777777777778</text:p>
          </table:table-cell>
          <table:table-cell table:style-name="ce1" table:formula="of:=AVERAGE([.J19:.J29])" office:value-type="float" office:value="132.533333333333" calcext:value-type="float">
            <text:p>132,533333333333</text:p>
          </table:table-cell>
          <table:table-cell table:formula="of:=AVERAGE([.K19:.K29])" office:value-type="float" office:value="12.7777777777778" calcext:value-type="float">
            <text:p>12,7777777777778</text:p>
          </table:table-cell>
          <table:table-cell table:formula="of:=AVERAGE([.L19:.L29])" office:value-type="float" office:value="0.676666666666667" calcext:value-type="float">
            <text:p>0,676666666666667</text:p>
          </table:table-cell>
          <table:table-cell table:number-columns-repeated="1012"/>
        </table:table-row>
        <table:table-row table:style-name="ro1" table:number-rows-repeated="21">
          <table:table-cell table:number-columns-repeated="1024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7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7P0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09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09P0"/>
    </number:number-style>
    <number:number-style style:name="N10110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0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0P0"/>
    </number:number-style>
    <number:date-style style:name="N10111" number:language="nl" number:country="NL">
      <number:day/>
      <number:text>-</number:text>
      <number:month/>
      <number:text>-</number:text>
      <number:year number:style="long"/>
    </number:date-style>
    <number:date-style style:name="N10112" number:language="nl" number:country="NL">
      <number:day/>
      <number:text>-</number:text>
      <number:month number:textual="true"/>
      <number:text>-</number:text>
      <number:year/>
    </number:date-style>
    <number:date-style style:name="N10113" number:language="nl" number:country="NL">
      <number:day/>
      <number:text>-</number:text>
      <number:month number:textual="true"/>
    </number:date-style>
    <number:date-style style:name="N10114" number:language="nl" number:country="NL">
      <number:month number:textual="true"/>
      <number:text>-</number:text>
      <number:year/>
    </number:date-style>
    <number:time-style style:name="N10115" number:language="nl" number:country="NL">
      <number:hours/>
      <number:text>:</number:text>
      <number:minutes number:style="long"/>
      <number:text> </number:text>
      <number:am-pm/>
    </number:time-style>
    <number:time-style style:name="N10116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NL">
      <number:hours/>
      <number:text>:</number:text>
      <number:minutes number:style="long"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0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0P0"/>
    </number:number-style>
    <number:number-style style:name="N10121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1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1P0"/>
    </number:number-style>
    <number:number-style style:name="N10122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2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2P0"/>
    </number:number-style>
    <number:number-style style:name="N10123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3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4P2" style:volatile="true" number:language="nl" number:country="NL">
      <loext:text> </loext:text>
      <loext:fill-character> </loext:fill-character>
      <number:text>- </number:text>
    </number:number-style>
    <number:text-style style:name="N10124" number:language="nl" number:country="N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5P2" style:volatile="true" number:language="nl" number:country="NL">
      <loext:text> € </loext:text>
      <loext:fill-character> </loext:fill-character>
      <number:text>- </number:text>
    </number:number-style>
    <number:text-style style:name="N10125" number:language="nl" number:country="NL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6P2" style:volatile="true" number:language="nl" number:country="N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nl" number:country="NL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7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nl" number:country="NL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é van Eendenburg</meta:initial-creator>
    <meta:creation-date>2016-03-03T10:25:37</meta:creation-date>
    <dc:date>2019-06-04T13:40:00.225208616</dc:date>
    <meta:generator>LibreOffice/6.0.7.3$Linux_X86_64 LibreOffice_project/00m0$Build-3</meta:generator>
    <meta:editing-duration>PT2H8M38S</meta:editing-duration>
    <meta:editing-cycles>2</meta:editing-cycles>
    <meta:document-statistic meta:table-count="1" meta:cell-count="420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>
      <style:graphic-properties svg:stroke-width="0.026cm" svg:stroke-color="#d9d9d9"/>
    </style:style>
    <style:style style:name="ch11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3.568cm" svg:height="8.883cm" xlink:href=".." xlink:type="simple" chart:class="chart:line" chart:style-name="ch1">
        <chart:title svg:x="6.773cm" svg:y="0.312cm" chart:style-name="ch2">
          <text:p>Doorvoersnelheid, Package loss, Delay</text:p>
        </chart:title>
        <chart:legend chart:legend-position="bottom" svg:x="7.869cm" svg:y="8.311cm" style:legend-expansion="wide" chart:style-name="ch3"/>
        <chart:plot-area chart:style-name="ch4" table:cell-range-address="Blad1.A1:Blad1.A1 Blad1.D1:Blad1.D1 Blad1.G1:Blad1.G1 Blad1.J1:Blad1.J1 Blad1.A17:Blad1.A17 Blad1.D17:Blad1.D17 Blad1.G17:Blad1.G17 Blad1.J17:Blad1.J17 Blad1.M1:Blad1.M1 Blad1.P1:Blad1.P1 Blad1.S1:Blad1.S1 Blad1.V1:Blad1.V1 Blad1.A14:Blad1.C14 Blad1.D14:Blad1.F14 Blad1.G14:Blad1.I14 Blad1.J14:Blad1.X14 Blad1.A30:Blad1.L30" chart:data-source-has-labels="both" svg:x="1.531cm" svg:y="1.368cm" svg:width="21.566cm" svg:height="5.552cm">
          <chartooo:coordinate-region svg:x="2.055cm" svg:y="1.554cm" svg:width="20.093cm" svg:height="4.896cm"/>
          <chart:axis chart:dimension="x" chart:name="primary-x" chart:style-name="ch5" chartooo:axis-type="auto">
            <chartooo:date-scale/>
            <chart:title svg:x="11.76cm" svg:y="7.098cm" chart:style-name="ch6">
              <text:p>Meter</text:p>
            </chart:title>
            <chart:categories table:cell-range-address="Blad1.A1:Blad1.A1 Blad1.D1:Blad1.D1 Blad1.G1:Blad1.G1 Blad1.J1:Blad1.J1 Blad1.A17:Blad1.A17 Blad1.D17:Blad1.D17 Blad1.G17:Blad1.G17 Blad1.J17:Blad1.J17 Blad1.M1:Blad1.M1 Blad1.P1:Blad1.P1 Blad1.S1:Blad1.S1 Blad1.V1:Blad1.V1"/>
          </chart:axis>
          <chart:axis chart:dimension="x" chart:name="secondary-x" chart:style-name="ch7"/>
          <chart:axis chart:dimension="y" chart:name="primary-y" chart:style-name="ch8">
            <chart:title svg:x="0.451cm" svg:y="5.73cm" chart:style-name="ch9">
              <text:p>Doorvoersnelheid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Blad1.A14:Blad1.A14 Blad1.D14:Blad1.D14 Blad1.G14:Blad1.G14 Blad1.J14:Blad1.J14 Blad1.A30:Blad1.A30 Blad1.D30:Blad1.D30 Blad1.G30:Blad1.G30 Blad1.J30:Blad1.J30 Blad1.M14:Blad1.M14 Blad1.P14:Blad1.P14 Blad1.S14:Blad1.S14 Blad1.V14:Blad1.V14" loext:label-string="&quot;Snelheid&quot;" chart:class="chart:line">
            <chart:data-point chart:repeated="12"/>
          </chart:series>
          <chart:series chart:attached-axis="secondary-y" chart:style-name="ch13" chart:values-cell-range-address="Blad1.B14:Blad1.B14 Blad1.E14:Blad1.E14 Blad1.H14:Blad1.H14 Blad1.K14:Blad1.K14 Blad1.B30:Blad1.B30 Blad1.E30:Blad1.E30 Blad1.H30:Blad1.H30 Blad1.K30:Blad1.K30 Blad1.N14:Blad1.N14 Blad1.Q14:Blad1.Q14 Blad1.T14:Blad1.T14 Blad1.W14:Blad1.W14" loext:label-string="&quot;Packets Failed&quot;" chart:class="chart:line">
            <chart:data-point chart:repeated="12"/>
          </chart:series>
          <chart:series chart:attached-axis="secondary-y" chart:style-name="ch14" chart:values-cell-range-address="Blad1.C14:Blad1.C14 Blad1.F14:Blad1.F14 Blad1.I14:Blad1.I14 Blad1.L14:Blad1.L14 Blad1.C30:Blad1.C30 Blad1.F30:Blad1.F30 Blad1.I30:Blad1.I30 Blad1.L30:Blad1.L30 Blad1.O14:Blad1.O14 Blad1.R14:Blad1.R14 Blad1.U14:Blad1.U14 Blad1.X14:Blad1.X14" loext:label-string="&quot;Delay&quot;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nelheid</text:p>
              </table:table-cell>
              <table:table-cell office:value-type="string">
                <text:p>Packets Failed</text:p>
              </table:table-cell>
              <table:table-cell office:value-type="string">
                <text:p>Delay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Blad1.A1:Blad1.A1 Blad1.D1:Blad1.D1 Blad1.G1:Blad1.G1 Blad1.J1:Blad1.J1 Blad1.A17:Blad1.A17 Blad1.D17:Blad1.D17 Blad1.G17:Blad1.G17 Blad1.J17:Blad1.J17 Blad1.M1:Blad1.M1 Blad1.P1:Blad1.P1 Blad1.S1:Blad1.S1 Blad1.V1:Blad1.V1</svg:desc>
                </draw:g>
              </table:table-cell>
              <table:table-cell office:value-type="float" office:value="176.568888888889">
                <text:p>176.568888888889</text:p>
                <draw:g>
                  <svg:desc>Blad1.A14:Blad1.A14 Blad1.D14:Blad1.D14 Blad1.G14:Blad1.G14 Blad1.J14:Blad1.J14 Blad1.A30:Blad1.A30 Blad1.D30:Blad1.D30 Blad1.G30:Blad1.G30 Blad1.J30:Blad1.J30 Blad1.M14:Blad1.M14 Blad1.P14:Blad1.P14 Blad1.S14:Blad1.S14 Blad1.V14:Blad1.V14</svg:desc>
                </draw:g>
              </table:table-cell>
              <table:table-cell office:value-type="float" office:value="3.66666666666667">
                <text:p>3.66666666666667</text:p>
                <draw:g>
                  <svg:desc>Blad1.B14:Blad1.B14 Blad1.E14:Blad1.E14 Blad1.H14:Blad1.H14 Blad1.K14:Blad1.K14 Blad1.B30:Blad1.B30 Blad1.E30:Blad1.E30 Blad1.H30:Blad1.H30 Blad1.K30:Blad1.K30 Blad1.N14:Blad1.N14 Blad1.Q14:Blad1.Q14 Blad1.T14:Blad1.T14 Blad1.W14:Blad1.W14</svg:desc>
                </draw:g>
              </table:table-cell>
              <table:table-cell office:value-type="float" office:value="0.728888888888889">
                <text:p>0.728888888888889</text:p>
                <draw:g>
                  <svg:desc>Blad1.C14:Blad1.C14 Blad1.F14:Blad1.F14 Blad1.I14:Blad1.I14 Blad1.L14:Blad1.L14 Blad1.C30:Blad1.C30 Blad1.F30:Blad1.F30 Blad1.I30:Blad1.I30 Blad1.L30:Blad1.L30 Blad1.O14:Blad1.O14 Blad1.R14:Blad1.R14 Blad1.U14:Blad1.U14 Blad1.X14:Blad1.X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7.191111111111">
                <text:p>187.191111111111</text:p>
              </table:table-cell>
              <table:table-cell office:value-type="float" office:value="4.88888888888889">
                <text:p>4.88888888888889</text:p>
              </table:table-cell>
              <table:table-cell office:value-type="float" office:value="0.664444444444444">
                <text:p>0.6644444444444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87.564444444444">
                <text:p>187.564444444444</text:p>
              </table:table-cell>
              <table:table-cell office:value-type="float" office:value="5.44444444444444">
                <text:p>5.44444444444444</text:p>
              </table:table-cell>
              <table:table-cell office:value-type="float" office:value="0.674444444444444">
                <text:p>0.6744444444444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0.471111111111">
                <text:p>180.471111111111</text:p>
              </table:table-cell>
              <table:table-cell office:value-type="float" office:value="5.11111111111111">
                <text:p>5.11111111111111</text:p>
              </table:table-cell>
              <table:table-cell office:value-type="float" office:value="0.702222222222222">
                <text:p>0.7022222222222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0.435555555556">
                <text:p>180.435555555556</text:p>
              </table:table-cell>
              <table:table-cell office:value-type="float" office:value="5.22222222222222">
                <text:p>5.22222222222222</text:p>
              </table:table-cell>
              <table:table-cell office:value-type="float" office:value="0.703333333333333">
                <text:p>0.7033333333333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80.462222222222">
                <text:p>180.462222222222</text:p>
              </table:table-cell>
              <table:table-cell office:value-type="float" office:value="5">
                <text:p>5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65.364444444444">
                <text:p>165.364444444444</text:p>
              </table:table-cell>
              <table:table-cell office:value-type="float" office:value="8">
                <text:p>8</text:p>
              </table:table-cell>
              <table:table-cell office:value-type="float" office:value="0.787777777777778">
                <text:p>0.78777777777777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32.533333333333">
                <text:p>132.533333333333</text:p>
              </table:table-cell>
              <table:table-cell office:value-type="float" office:value="12.7777777777778">
                <text:p>12.7777777777778</text:p>
              </table:table-cell>
              <table:table-cell office:value-type="float" office:value="0.676666666666667">
                <text:p>0.67666666666666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3.155111111111">
                <text:p>103.155111111111</text:p>
              </table:table-cell>
              <table:table-cell office:value-type="float" office:value="16">
                <text:p>16</text:p>
              </table:table-cell>
              <table:table-cell office:value-type="float" office:value="0.896666666666667">
                <text:p>0.8966666666666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7.1022222222222">
                <text:p>87.1022222222222</text:p>
              </table:table-cell>
              <table:table-cell office:value-type="float" office:value="28.5555555555556">
                <text:p>28.5555555555556</text:p>
              </table:table-cell>
              <table:table-cell office:value-type="float" office:value="1.58555555555556">
                <text:p>1.5855555555555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8.4">
                <text:p>78.4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12.5388888888889">
                <text:p>12.538888888888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0.2666666666667">
                <text:p>70.2666666666667</text:p>
              </table:table-cell>
              <table:table-cell office:value-type="float" office:value="95.8888888888889">
                <text:p>95.8888888888889</text:p>
              </table:table-cell>
              <table:table-cell office:value-type="float" office:value="18.2411111111111">
                <text:p>18.2411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